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3a901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text-properties officeooo:rsid="00251d27" officeooo:paragraph-rsid="000dd021"/>
    </style:style>
    <style:style style:name="P6" style:family="paragraph" style:parent-style-name="Azione_20_sistema" style:list-style-name="Numerazione_20_UC"/>
    <style:style style:name="P7" style:family="paragraph" style:parent-style-name="Azione_20_sistema" style:list-style-name="Numerazione_20_UC">
      <style:text-properties fo:font-weight="normal" style:font-weight-asian="normal" style:font-weight-complex="normal"/>
    </style:style>
    <style:style style:name="P8" style:family="paragraph" style:parent-style-name="Azione_20_sistema">
      <style:paragraph-properties fo:margin-left="0.058cm" fo:margin-right="0.028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299a"/>
    </style:style>
    <style:style style:name="T4" style:family="text">
      <style:text-properties officeooo:rsid="000dd021"/>
    </style:style>
    <style:style style:name="T5" style:family="text">
      <style:text-properties officeooo:rsid="000561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di un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3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96101" text:style-name="Numerazione_20_UC">
              <text:list-item>
                <text:p text:style-name="Azione_20_attore">L'utente accede al forum (include <text:span text:style-name="T1">Visualizzazione lista argomenti</text:span>)</text:p>
                <text:p text:style-name="P6"/>
              </text:list-item>
              <text:list-item>
                <text:p text:style-name="Azione_20_attore">L'utente ricerca un argomento (include <text:span text:style-name="T1">Ricerca </text:span><text:span text:style-name="T1">argomenti f</text:span><text:span text:style-name="T1">orum</text:span><text:span text:style-name="T2">)</text:span></text:p>
                <text:p text:style-name="P7"/>
              </text:list-item>
              <text:list-item>
                <text:p text:style-name="Azione_20_attore">L'utente richiede di modificare l'argomento</text:p>
                <text:p text:style-name="Azione_20_sistema"/>
              </text:list-item>
              <text:list-item>
                <text:p text:style-name="Azione_20_sistema">Il sistema verifica che sia possibile la modifica e genera la pagina per modificare l'argomento</text:p>
                <text:p text:style-name="Azione_20_attore"/>
              </text:list-item>
              <text:list-item>
                <text:p text:style-name="Azione_20_attore">L'utente modifica l'argomento</text:p>
                <text:p text:style-name="Azione_20_sistema"/>
              </text:list-item>
              <text:list-item>
                <text:p text:style-name="P8">L'utente sottomette il nuovo argomento</text:p>
                <text:p text:style-name="Azione_20_sistema"/>
              </text:list-item>
              <text:list-item>
                <text:p text:style-name="Azione_20_sistema">Il sistema aggiorna le modifiche e genera l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modificato l'argomento e il sistema notifica l'avvenuta modifica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'operazione <text:span text:style-name="T5">di aggiornamento dell'argomento</text:span> non dovrà richi<text:span text:style-name="T4">e</text:span>dere piu' di <text:span text:style-name="T5">3</text:span> secondi</text:p>
          </table:table-cell>
        </table:table-row>
      </table:table>
      <text:p text:style-name="P4"/>
      <text:p text:style-name="P2">Modifica di un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7:29.65</meta:creation-date>
    <meta:editing-duration>PT3S</meta:editing-duration>
    <meta:editing-cycles>7</meta:editing-cycles>
    <meta:generator>LibreOffice/3.6$Windows_x86 LibreOffice_project/da8c1e6-fd468f4-454e206-f42a4a9-143cfd</meta:generator>
    <dc:date>2012-10-22T21:37:12.22</dc:date>
    <meta:document-statistic meta:table-count="1" meta:image-count="0" meta:object-count="0" meta:page-count="1" meta:paragraph-count="23" meta:word-count="143" meta:character-count="958" meta:non-whitespace-character-count="844"/>
  </office:meta>
</office:document-meta>
</file>